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open-sans-regular" svg:font-family="open-sans-regular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 officeooo:rsid="0016ed60" officeooo:paragraph-rsid="0016ed60"/>
    </style:style>
    <style:style style:name="P3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 officeooo:rsid="0016ed60" officeooo:paragraph-rsid="001ce9d8"/>
    </style:style>
    <style:style style:name="P4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 officeooo:rsid="001899ff" officeooo:paragraph-rsid="001899ff"/>
    </style:style>
    <style:style style:name="P5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 officeooo:rsid="00192d43" officeooo:paragraph-rsid="00192d43"/>
    </style:style>
    <style:style style:name="P6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 officeooo:rsid="001a810f" officeooo:paragraph-rsid="001a810f"/>
    </style:style>
    <style:style style:name="P7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 officeooo:rsid="001bc806" officeooo:paragraph-rsid="001bc806"/>
    </style:style>
    <style:style style:name="P8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 officeooo:rsid="001ce9d8" officeooo:paragraph-rsid="001ce9d8"/>
    </style:style>
    <style:style style:name="P9" style:family="paragraph" style:parent-style-name="Standard">
      <style:text-properties officeooo:paragraph-rsid="001a810f"/>
    </style:style>
    <style:style style:name="P10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open-sans-regular" fo:font-size="10.5pt" fo:letter-spacing="normal" fo:font-style="normal" fo:font-weight="normal" officeooo:rsid="001fb1bd" officeooo:paragraph-rsid="001fb1bd"/>
    </style:style>
    <style:style style:name="T1" style:family="text">
      <style:text-properties officeooo:rsid="0016ed60"/>
    </style:style>
    <style:style style:name="T2" style:family="text">
      <style:text-properties fo:color="#222222" style:font-name="Arial" fo:font-size="12pt"/>
    </style:style>
    <style:style style:name="T3" style:family="text">
      <style:text-properties officeooo:rsid="001899ff"/>
    </style:style>
    <style:style style:name="T4" style:family="text">
      <style:text-properties officeooo:rsid="001caa5a"/>
    </style:style>
    <style:style style:name="T5" style:family="text">
      <style:text-properties officeooo:rsid="001fb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ew password:<text:span text:style-name="T5">98XB3RD.!9skmEs147</text:span></text:p>
      <text:p text:style-name="P7">New password:98XB3RD.!9skmEs14</text:p>
      <text:p text:style-name="P6">New password:<text:span text:style-name="T3">98XB3RD.!9skmEs</text:span>1</text:p>
      <text:p text:style-name="P4">New password: 98XB3RD.!9skmEs</text:p>
      <text:p text:style-name="P1"><text:span text:style-name="T1">New password <text:s/>: <text:s text:c="5"/></text:span><text:span text:style-name="T2">FGc3wCoig#ouoz7h</text:span></text:p>
      <text:p text:style-name="P1"/>
      <text:p text:style-name="P2">old Password : <text:s text:c="4"/>$zXc9AQUBeV@</text:p>
      <text:p text:style-name="P2"/>
      <text:p text:style-name="P8">SLACK credentials</text:p>
      <text:p text:style-name="P8"/>
      <text:p text:style-name="P3"><text:a xlink:type="simple" xlink:href="mailto:shrishtee.suman@tothenew.com"/></text:p>
      <text:p text:style-name="P5">lsof -i:3000</text:p>
      <text:p text:style-name="P5"><text:span text:style-name="T4">sudo </text:span>kill -9 pid</text:p>
      <text:p text:style-name="P5">lsof -i:3000</text:p>
      <text:p text:style-name="P5"/>
      <text:p text:style-name="P2"/>
      <text:p text:style-name="P2"/>
      <text:p text:style-name="P1"/>
      <text:p text:style-name="P1"/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open-sans-regular" svg:font-family="open-sans-regular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20:18:16.264183732</meta:creation-date>
    <dc:date>2019-10-30T22:02:25.922011740</dc:date>
    <meta:editing-duration>PT10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7" meta:character-count="245" meta:non-whitespace-character-count="217"/>
  </office:meta>
</office:document-meta>
</file>